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2000000F4B6F91BC11BFCEB9B.gif" manifest:media-type="image/gif"/>
  <manifest:file-entry manifest:full-path="Pictures/100000010000015500000068A5ED24E16BA20EC8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72cm"/>
      <style:paragraph-properties style:writing-mode="lr-tb"/>
    </style:style>
    <style:style style:name="gr5" style:family="graphic" style:parent-style-name="objectwithoutfill">
      <style:graphic-properties draw:stroke="dash" draw:stroke-dash="Dashed_20__28_var_29_" svg:stroke-width="0.035cm" svg:stroke-color="#0066b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7cm" fo:min-width="0cm"/>
      <style:paragraph-properties style:writing-mode="lr-tb"/>
    </style:style>
    <style:style style:name="gr7" style:family="graphic" style:parent-style-name="objectwithoutfill">
      <style:graphic-properties svg:stroke-width="0.03cm" svg:stroke-color="#0000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18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6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opacity="100%" draw:fill-color="#666666" draw:opacity="45%" draw:textarea-horizontal-align="justify" draw:textarea-vertical-align="middle" draw:auto-grow-height="false" fo:min-height="0.132cm" fo:min-width="0.83cm"/>
    </style:style>
    <style:style style:name="gr13" style:family="graphic" style:parent-style-name="standard">
      <style:graphic-properties svg:stroke-opacity="100%" draw:fill-color="#666666" draw:opacity="50%" draw:textarea-horizontal-align="justify" draw:textarea-vertical-align="middle" draw:auto-grow-height="false" fo:min-height="0.472cm" fo:min-width="0.76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 style:text-autospace="none"/>
    </style:style>
    <style:style style:name="P5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Calibri1" fo:font-size="11pt" style:letter-kerning="true" style:font-name-asian="Calibri1" style:font-size-asian="11pt" style:font-name-complex="Calibri1" style:font-size-complex="11pt"/>
    </style:style>
    <style:style style:name="P6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Calibri1" fo:font-size="11pt" style:letter-kerning="true" style:font-name-asian="Calibri1" style:font-size-asian="12pt" style:font-name-complex="Calibri1" style:font-size-complex="12pt"/>
    </style:style>
    <style:style style:name="P7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8" style:family="paragraph">
      <loext:graphic-properties draw:fill-color="#666666" draw:opacity="45%"/>
      <style:paragraph-properties fo:text-align="center"/>
    </style:style>
    <style:style style:name="P9" style:family="paragraph">
      <loext:graphic-properties draw:fill-color="#666666" draw:opacity="50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loext:opacity="100%" style:font-name="Calibri1" fo:font-size="11pt" style:letter-kerning="true" style:font-name-asian="Calibri1" style:font-size-asian="11pt" style:font-name-complex="Calibri1" style:font-size-complex="11pt"/>
    </style:style>
    <style:style style:name="T3" style:family="text">
      <style:text-properties fo:color="#000000" loext:opacity="100%" style:font-name="Calibri1" fo:font-size="11pt" style:letter-kerning="true" style:font-name-asian="Calibri1" style:font-size-asian="12pt" style:font-name-complex="Calibri1" style:font-size-complex="12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565cm" svg:height="1.697cm" svg:x="20.809cm" svg:y="5.351cm">
          <draw:image xlink:href="Pictures/100000010000015500000068A5ED24E16BA20EC8.gif" xlink:type="simple" xlink:show="embed" xlink:actuate="onLoad" draw:mime-type="image/gif">
            <text:p/>
          </draw:image>
        </draw:frame>
        <draw:connector draw:style-name="gr2" draw:text-style-name="P2" draw:layer="layout" svg:x1="22.34cm" svg:y1="5.893cm" svg:x2="15.864cm" svg:y2="5.941cm" draw:start-shape="id1" draw:start-glue-point="6" svg:d="M22340 5893h-3488v48h-2988" svg:viewBox="0 0 6477 49">
          <text:p/>
        </draw:connector>
        <draw:connector draw:style-name="gr2" draw:text-style-name="P2" draw:layer="layout" svg:x1="15.67cm" svg:y1="5.942cm" svg:x2="3.824cm" svg:y2="10.069cm" svg:d="M15670 5942h-5923v4127h-5923" svg:viewBox="0 0 11847 4128">
          <text:p/>
        </draw:connector>
        <draw:connector draw:style-name="gr2" draw:text-style-name="P2" draw:layer="layout" draw:line-skew="-0.579cm" svg:x1="15.765cm" svg:y1="6.276cm" svg:x2="3.815cm" svg:y2="9.52cm" svg:d="M15765 6276h-6554v3244h-5396" svg:viewBox="0 0 11951 3245">
          <text:p/>
        </draw:connector>
        <draw:line draw:style-name="gr3" draw:text-style-name="P2" draw:layer="layout" svg:x1="26.1cm" svg:y1="2.5cm" svg:x2="2.7cm" svg:y2="2.5cm">
          <text:p/>
        </draw:line>
        <draw:frame draw:style-name="gr4" draw:text-style-name="P3" draw:layer="layout" svg:width="2.272cm" svg:height="0.725cm" svg:x="13.966cm" svg:y="1.775cm">
          <draw:text-box>
            <text:p text:style-name="P2"><text:span text:style-name="T1">?? mm</text:span></text:p>
          </draw:text-box>
        </draw:frame>
        <draw:line draw:style-name="gr5" draw:text-style-name="P1" draw:layer="layout" svg:x1="26.1cm" svg:y1="2.3cm" svg:x2="26.1cm" svg:y2="5.9cm">
          <text:p/>
        </draw:line>
        <draw:frame draw:style-name="gr6" draw:text-style-name="P5" draw:layer="layout" svg:width="3.2cm" svg:height="1.157cm" svg:x="23.869cm" svg:y="4.2cm">
          <draw:text-box>
            <text:p text:style-name="P4"><text:span text:style-name="T2">2N3904</text:span></text:p>
          </draw:text-box>
        </draw:frame>
        <draw:frame draw:style-name="gr6" draw:text-style-name="P6" draw:layer="layout" svg:width="3cm" svg:height="1.157cm" svg:x="2.967cm" svg:y="7.356cm">
          <draw:text-box>
            <text:p text:style-name="P4"><text:span text:style-name="T3">Fiche PicoBlade</text:span></text:p>
          </draw:text-box>
        </draw:frame>
        <draw:line draw:style-name="gr5" draw:text-style-name="P1" draw:layer="layout" svg:x1="2.7cm" svg:y1="2.3cm" svg:x2="2.7cm" svg:y2="9.87cm">
          <text:p/>
        </draw:line>
        <draw:connector draw:style-name="gr2" draw:text-style-name="P2" draw:layer="layout" svg:x1="22.46cm" svg:y1="6.26cm" svg:x2="15.962cm" svg:y2="6.256cm" draw:start-shape="id2" draw:start-glue-point="6" svg:d="M22460 6260h-3499v-4h-2999" svg:viewBox="0 0 6499 5">
          <text:p/>
        </draw:connector>
        <draw:line draw:style-name="gr7" draw:text-style-name="P1" draw:layer="layout" svg:x1="15.6cm" svg:y1="5.6cm" svg:x2="15.8cm" svg:y2="6.6cm">
          <text:p/>
        </draw:line>
        <draw:line draw:style-name="gr7" draw:text-style-name="P1" draw:layer="layout" svg:x1="15.8cm" svg:y1="5.6cm" svg:x2="16cm" svg:y2="6.6cm">
          <text:p/>
        </draw:line>
        <draw:frame draw:style-name="gr8" draw:text-style-name="P7" draw:layer="layout" svg:width="0.718cm" svg:height="0.683cm" svg:x="4.431cm" svg:y="9.493cm">
          <draw:text-box>
            <text:p><text:span text:style-name="T4">1</text:span></text:p>
          </draw:text-box>
        </draw:frame>
        <draw:frame draw:style-name="gr8" draw:text-style-name="P7" draw:layer="layout" svg:width="0.718cm" svg:height="0.683cm" svg:x="4.447cm" svg:y="8.871cm">
          <draw:text-box>
            <text:p><text:span text:style-name="T4">2</text:span></text:p>
          </draw:text-box>
        </draw:frame>
        <draw:frame draw:style-name="gr8" draw:text-style-name="P7" draw:layer="layout" svg:width="0.718cm" svg:height="0.683cm" svg:x="23.5cm" svg:y="6.524cm">
          <draw:text-box>
            <text:p><text:span text:style-name="T4">1</text:span></text:p>
          </draw:text-box>
        </draw:frame>
        <draw:frame draw:style-name="gr8" draw:text-style-name="P7" draw:layer="layout" svg:width="0.718cm" svg:height="0.683cm" svg:x="23.425cm" svg:y="5.772cm">
          <draw:text-box>
            <text:p><text:span text:style-name="T4">2</text:span></text:p>
          </draw:text-box>
        </draw:frame>
        <draw:line draw:style-name="gr9" draw:text-style-name="P1" draw:layer="layout" svg:x1="19.402cm" svg:y1="8.356cm" svg:x2="22.313cm" svg:y2="6.901cm">
          <text:p/>
        </draw:line>
        <draw:frame draw:style-name="gr10" draw:text-style-name="P3" draw:layer="layout" svg:width="2.365cm" svg:height="1.199cm" svg:x="16.992cm" svg:y="7.95cm">
          <draw:text-box>
            <text:p><text:span text:style-name="T1">Épissures</text:span></text:p>
            <text:p><text:span text:style-name="T1">+ thermo</text:span></text:p>
          </draw:text-box>
        </draw:frame>
        <draw:frame draw:style-name="gr1" draw:text-style-name="P1" draw:layer="layout" svg:width="1.575cm" svg:height="1.7cm" svg:x="2.7cm" svg:y="8.931cm">
          <draw:image xlink:href="Pictures/10000001000000E2000000F4B6F91BC11BFCEB9B.gif" xlink:type="simple" xlink:show="embed" xlink:actuate="onLoad" draw:mime-type="image/gif">
            <text:p/>
          </draw:image>
        </draw:frame>
        <draw:custom-shape draw:style-name="gr11" draw:text-style-name="P2" xml:id="id2" draw:id="id2" draw:layer="layout" svg:width="0.6cm" svg:height="0.3cm" svg:x="22.46cm" svg:y="6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3" draw:id="id3" draw:layer="layout" svg:width="0.6cm" svg:height="0.3cm" svg:x="22.51cm" svg:y="6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line-skew="-1.321cm" svg:x1="22.51cm" svg:y1="6.651cm" svg:x2="22.46cm" svg:y2="6.26cm" draw:start-shape="id3" draw:start-glue-point="6" draw:end-shape="id2" draw:end-glue-point="6" svg:d="M22510 6651h-1872v-391h1822" svg:viewBox="0 0 1873 392">
          <text:p/>
        </draw:connector>
        <draw:custom-shape draw:style-name="gr11" draw:text-style-name="P2" xml:id="id1" draw:id="id1" draw:layer="layout" svg:width="0.6cm" svg:height="0.3cm" svg:x="22.34cm" svg:y="5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1.33cm" svg:height="0.382cm" svg:x="21.866cm" svg:y="5.69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261cm" svg:height="0.722cm" svg:x="22.063cm" svg:y="6.123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0.718cm" svg:height="0.683cm" svg:x="23.305cm" svg:y="5.191cm">
          <draw:text-box>
            <text:p><text:span text:style-name="T4">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18T09:11:45.242000000</meta:creation-date>
    <dc:date>2023-01-13T16:37:16.479717138</dc:date>
    <meta:editing-duration>PT6H8M41S</meta:editing-duration>
    <meta:editing-cycles>135</meta:editing-cycles>
    <meta:generator>LibreOffice/7.3.7.2$Linux_X86_64 LibreOffice_project/30$Build-2</meta:generator>
    <meta:document-statistic meta:object-count="27"/>
  </office:meta>
</office:document-meta>
</file>